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2">
      <style:paragraph-properties>
        <style:tab-stops>
          <style:tab-stop style:position="8.396cm"/>
        </style:tab-stops>
      </style:paragraph-properties>
    </style:style>
    <style:style style:name="P2" style:family="paragraph" style:parent-style-name="Text_20_body">
      <style:paragraph-properties fo:margin-left="0cm" fo:margin-right="0cm" fo:text-indent="0cm" style:auto-text-indent="false">
        <style:tab-stops>
          <style:tab-stop style:position="8.396cm"/>
        </style:tab-stops>
      </style:paragraph-properties>
    </style:style>
    <style:style style:name="P3" style:family="paragraph" style:parent-style-name="Standard">
      <style:paragraph-properties>
        <style:tab-stops>
          <style:tab-stop style:position="8.396cm"/>
        </style:tab-stops>
      </style:paragraph-properties>
      <style:text-properties officeooo:rsid="000c85b9" officeooo:paragraph-rsid="000c85b9"/>
    </style:style>
    <style:style style:name="P4" style:family="paragraph" style:parent-style-name="Heading_20_4">
      <style:paragraph-properties>
        <style:tab-stops>
          <style:tab-stop style:position="8.396cm"/>
        </style:tab-stops>
      </style:paragraph-properties>
      <style:text-properties officeooo:rsid="000c85b9" officeooo:paragraph-rsid="000c85b9"/>
    </style:style>
    <style:style style:name="P5" style:family="paragraph" style:parent-style-name="Text_20_body">
      <style:paragraph-properties fo:margin-left="0cm" fo:margin-right="0cm" fo:text-indent="0cm" style:auto-text-indent="false">
        <style:tab-stops>
          <style:tab-stop style:position="8.396cm"/>
        </style:tab-stops>
      </style:paragraph-properties>
      <style:text-properties officeooo:rsid="000c85b9"/>
    </style:style>
    <style:style style:name="P6" style:family="paragraph" style:parent-style-name="Heading_20_5">
      <style:paragraph-properties fo:margin-left="0cm" fo:margin-right="0cm" fo:text-indent="0cm" style:auto-text-indent="false">
        <style:tab-stops>
          <style:tab-stop style:position="8.396cm"/>
        </style:tab-stops>
      </style:paragraph-properties>
      <style:text-properties officeooo:rsid="000c85b9"/>
    </style:style>
    <style:style style:name="P7" style:family="paragraph" style:parent-style-name="Text_20_body" style:list-style-name="L1">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8" style:family="paragraph" style:parent-style-name="Text_20_body" style:list-style-name="L1">
      <style:paragraph-properties fo:margin-left="0cm" fo:margin-right="0cm" fo:text-indent="0cm" style:auto-text-indent="false">
        <style:tab-stops>
          <style:tab-stop style:position="8.396cm"/>
        </style:tab-stops>
      </style:paragraph-properties>
      <style:text-properties officeooo:rsid="000c85b9"/>
    </style:style>
    <style:style style:name="P9" style:family="paragraph" style:parent-style-name="Text_20_body" style:list-style-name="L2">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10" style:family="paragraph" style:parent-style-name="Text_20_body" style:list-style-name="L2">
      <style:paragraph-properties fo:margin-left="0cm" fo:margin-right="0cm" fo:text-indent="0cm" style:auto-text-indent="false">
        <style:tab-stops>
          <style:tab-stop style:position="8.396cm"/>
        </style:tab-stops>
      </style:paragraph-properties>
      <style:text-properties officeooo:rsid="000c85b9"/>
    </style:style>
    <style:style style:name="P11" style:family="paragraph" style:parent-style-name="Text_20_body" style:list-style-name="L3">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12" style:family="paragraph" style:parent-style-name="Text_20_body" style:list-style-name="L3">
      <style:paragraph-properties fo:margin-left="0cm" fo:margin-right="0cm" fo:text-indent="0cm" style:auto-text-indent="false">
        <style:tab-stops>
          <style:tab-stop style:position="8.396cm"/>
        </style:tab-stops>
      </style:paragraph-properties>
      <style:text-properties officeooo:rsid="000c85b9"/>
    </style:style>
    <style:style style:name="P13" style:family="paragraph" style:parent-style-name="Text_20_body" style:list-style-name="L4">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14" style:family="paragraph" style:parent-style-name="Text_20_body" style:list-style-name="L4">
      <style:paragraph-properties fo:margin-left="0cm" fo:margin-right="0cm" fo:text-indent="0cm" style:auto-text-indent="false">
        <style:tab-stops>
          <style:tab-stop style:position="8.396cm"/>
        </style:tab-stops>
      </style:paragraph-properties>
      <style:text-properties officeooo:rsid="000c85b9"/>
    </style:style>
    <style:style style:name="P15" style:family="paragraph" style:parent-style-name="Text_20_body" style:list-style-name="L5">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16" style:family="paragraph" style:parent-style-name="Text_20_body" style:list-style-name="L5">
      <style:paragraph-properties fo:margin-left="0cm" fo:margin-right="0cm" fo:text-indent="0cm" style:auto-text-indent="false">
        <style:tab-stops>
          <style:tab-stop style:position="8.396cm"/>
        </style:tab-stops>
      </style:paragraph-properties>
      <style:text-properties officeooo:rsid="000c85b9"/>
    </style:style>
    <style:style style:name="P17" style:family="paragraph" style:parent-style-name="Text_20_body" style:list-style-name="L6">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18" style:family="paragraph" style:parent-style-name="Text_20_body" style:list-style-name="L6">
      <style:paragraph-properties fo:margin-left="0cm" fo:margin-right="0cm" fo:text-indent="0cm" style:auto-text-indent="false">
        <style:tab-stops>
          <style:tab-stop style:position="8.396cm"/>
        </style:tab-stops>
      </style:paragraph-properties>
      <style:text-properties officeooo:rsid="000c85b9"/>
    </style:style>
    <style:style style:name="P19" style:family="paragraph" style:parent-style-name="Text_20_body" style:list-style-name="L7">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20" style:family="paragraph" style:parent-style-name="Text_20_body" style:list-style-name="L7">
      <style:paragraph-properties fo:margin-left="0cm" fo:margin-right="0cm" fo:text-indent="0cm" style:auto-text-indent="false">
        <style:tab-stops>
          <style:tab-stop style:position="8.396cm"/>
        </style:tab-stops>
      </style:paragraph-properties>
      <style:text-properties officeooo:rsid="000c85b9"/>
    </style:style>
    <style:style style:name="P21" style:family="paragraph" style:parent-style-name="Text_20_body" style:list-style-name="L8">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22" style:family="paragraph" style:parent-style-name="Text_20_body" style:list-style-name="L8">
      <style:paragraph-properties fo:margin-left="0cm" fo:margin-right="0cm" fo:text-indent="0cm" style:auto-text-indent="false">
        <style:tab-stops>
          <style:tab-stop style:position="8.396cm"/>
        </style:tab-stops>
      </style:paragraph-properties>
      <style:text-properties officeooo:rsid="000c85b9"/>
    </style:style>
    <style:style style:name="P23" style:family="paragraph" style:parent-style-name="Text_20_body" style:list-style-name="L9">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24" style:family="paragraph" style:parent-style-name="Text_20_body" style:list-style-name="L9">
      <style:paragraph-properties fo:margin-left="0cm" fo:margin-right="0cm" fo:text-indent="0cm" style:auto-text-indent="false">
        <style:tab-stops>
          <style:tab-stop style:position="8.396cm"/>
        </style:tab-stops>
      </style:paragraph-properties>
      <style:text-properties officeooo:rsid="000c85b9"/>
    </style:style>
    <style:style style:name="P25" style:family="paragraph" style:parent-style-name="Text_20_body" style:list-style-name="L10">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26" style:family="paragraph" style:parent-style-name="Text_20_body" style:list-style-name="L10">
      <style:paragraph-properties fo:margin-left="0cm" fo:margin-right="0cm" fo:text-indent="0cm" style:auto-text-indent="false">
        <style:tab-stops>
          <style:tab-stop style:position="8.396cm"/>
        </style:tab-stops>
      </style:paragraph-properties>
      <style:text-properties officeooo:rsid="000c85b9"/>
    </style:style>
    <style:style style:name="P27" style:family="paragraph" style:parent-style-name="Text_20_body" style:list-style-name="L11">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28" style:family="paragraph" style:parent-style-name="Text_20_body" style:list-style-name="L11">
      <style:paragraph-properties fo:margin-left="0cm" fo:margin-right="0cm" fo:text-indent="0cm" style:auto-text-indent="false">
        <style:tab-stops>
          <style:tab-stop style:position="8.396cm"/>
        </style:tab-stops>
      </style:paragraph-properties>
      <style:text-properties officeooo:rsid="000c85b9"/>
    </style:style>
    <style:style style:name="P29" style:family="paragraph" style:parent-style-name="Heading_20_4">
      <style:paragraph-properties fo:margin-left="0cm" fo:margin-right="0cm" fo:text-indent="0cm" style:auto-text-indent="false">
        <style:tab-stops>
          <style:tab-stop style:position="8.396cm"/>
        </style:tab-stops>
      </style:paragraph-properties>
      <style:text-properties officeooo:rsid="000c85b9"/>
    </style:style>
    <style:style style:name="P30" style:family="paragraph" style:parent-style-name="Heading_20_5">
      <style:paragraph-properties fo:margin-left="0cm" fo:margin-right="0cm" fo:margin-top="0cm" fo:margin-bottom="0.247cm" style:contextual-spacing="false" fo:line-height="115%" fo:text-indent="0cm" style:auto-text-indent="false">
        <style:tab-stops>
          <style:tab-stop style:position="8.396cm"/>
        </style:tab-stops>
      </style:paragraph-properties>
      <style:text-properties officeooo:rsid="000c85b9"/>
    </style:style>
    <style:style style:name="P31" style:family="paragraph" style:parent-style-name="Text_20_body" style:list-style-name="L12">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32" style:family="paragraph" style:parent-style-name="Text_20_body" style:list-style-name="L12">
      <style:paragraph-properties fo:margin-left="0cm" fo:margin-right="0cm" fo:text-indent="0cm" style:auto-text-indent="false">
        <style:tab-stops>
          <style:tab-stop style:position="8.396cm"/>
        </style:tab-stops>
      </style:paragraph-properties>
      <style:text-properties officeooo:rsid="000c85b9"/>
    </style:style>
    <style:style style:name="P33" style:family="paragraph" style:parent-style-name="Text_20_body">
      <style:paragraph-properties fo:margin-left="0cm" fo:margin-right="0cm" fo:text-indent="0cm" style:auto-text-indent="false">
        <style:tab-stops>
          <style:tab-stop style:position="8.396cm"/>
        </style:tab-stops>
      </style:paragraph-properties>
      <style:text-properties officeooo:rsid="000c85b9" officeooo:paragraph-rsid="000c85b9"/>
    </style:style>
    <style:style style:name="P34" style:family="paragraph" style:parent-style-name="Heading_20_4">
      <style:paragraph-properties fo:margin-left="0cm" fo:margin-right="0cm" fo:text-indent="0cm" style:auto-text-indent="false">
        <style:tab-stops>
          <style:tab-stop style:position="8.396cm"/>
        </style:tab-stops>
      </style:paragraph-properties>
      <style:text-properties officeooo:rsid="000c85b9" officeooo:paragraph-rsid="000c85b9"/>
    </style:style>
    <style:style style:name="P35" style:family="paragraph" style:parent-style-name="Text_20_body" style:list-style-name="L13">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36" style:family="paragraph" style:parent-style-name="Text_20_body" style:list-style-name="L13">
      <style:paragraph-properties fo:margin-left="0cm" fo:margin-right="0cm" fo:text-indent="0cm" style:auto-text-indent="false">
        <style:tab-stops>
          <style:tab-stop style:position="8.396cm"/>
        </style:tab-stops>
      </style:paragraph-properties>
      <style:text-properties officeooo:rsid="000c85b9"/>
    </style:style>
    <style:style style:name="P37" style:family="paragraph" style:parent-style-name="Text_20_body" style:list-style-name="L14">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38" style:family="paragraph" style:parent-style-name="Text_20_body" style:list-style-name="L14">
      <style:paragraph-properties fo:margin-left="0cm" fo:margin-right="0cm" fo:text-indent="0cm" style:auto-text-indent="false">
        <style:tab-stops>
          <style:tab-stop style:position="8.396cm"/>
        </style:tab-stops>
      </style:paragraph-properties>
      <style:text-properties officeooo:rsid="000c85b9"/>
    </style:style>
    <style:style style:name="P39" style:family="paragraph" style:parent-style-name="Text_20_body" style:list-style-name="L15">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40" style:family="paragraph" style:parent-style-name="Text_20_body" style:list-style-name="L15">
      <style:paragraph-properties fo:margin-left="0cm" fo:margin-right="0cm" fo:text-indent="0cm" style:auto-text-indent="false">
        <style:tab-stops>
          <style:tab-stop style:position="8.396cm"/>
        </style:tab-stops>
      </style:paragraph-properties>
      <style:text-properties officeooo:rsid="000c85b9"/>
    </style:style>
    <style:style style:name="P41" style:family="paragraph" style:parent-style-name="Text_20_body" style:list-style-name="L16">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42" style:family="paragraph" style:parent-style-name="Text_20_body" style:list-style-name="L16">
      <style:paragraph-properties fo:margin-left="0cm" fo:margin-right="0cm" fo:text-indent="0cm" style:auto-text-indent="false">
        <style:tab-stops>
          <style:tab-stop style:position="8.396cm"/>
        </style:tab-stops>
      </style:paragraph-properties>
      <style:text-properties officeooo:rsid="000c85b9"/>
    </style:style>
    <style:style style:name="P43" style:family="paragraph" style:parent-style-name="Text_20_body" style:list-style-name="L17">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44" style:family="paragraph" style:parent-style-name="Text_20_body" style:list-style-name="L17">
      <style:paragraph-properties fo:margin-left="0cm" fo:margin-right="0cm" fo:text-indent="0cm" style:auto-text-indent="false">
        <style:tab-stops>
          <style:tab-stop style:position="8.396cm"/>
        </style:tab-stops>
      </style:paragraph-properties>
      <style:text-properties officeooo:rsid="000c85b9"/>
    </style:style>
    <style:style style:name="P45" style:family="paragraph" style:parent-style-name="Text_20_body" style:list-style-name="L18">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46" style:family="paragraph" style:parent-style-name="Text_20_body" style:list-style-name="L18">
      <style:paragraph-properties fo:margin-left="0cm" fo:margin-right="0cm" fo:text-indent="0cm" style:auto-text-indent="false">
        <style:tab-stops>
          <style:tab-stop style:position="8.396cm"/>
        </style:tab-stops>
      </style:paragraph-properties>
      <style:text-properties officeooo:rsid="000c85b9"/>
    </style:style>
    <style:style style:name="P47" style:family="paragraph" style:parent-style-name="Text_20_body" style:list-style-name="L19">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48" style:family="paragraph" style:parent-style-name="Text_20_body" style:list-style-name="L19">
      <style:paragraph-properties fo:margin-left="0cm" fo:margin-right="0cm" fo:text-indent="0cm" style:auto-text-indent="false">
        <style:tab-stops>
          <style:tab-stop style:position="8.396cm"/>
        </style:tab-stops>
      </style:paragraph-properties>
      <style:text-properties officeooo:rsid="000c85b9"/>
    </style:style>
    <style:style style:name="P49" style:family="paragraph" style:parent-style-name="Text_20_body" style:list-style-name="L20">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50" style:family="paragraph" style:parent-style-name="Text_20_body" style:list-style-name="L20">
      <style:paragraph-properties fo:margin-left="0cm" fo:margin-right="0cm" fo:text-indent="0cm" style:auto-text-indent="false">
        <style:tab-stops>
          <style:tab-stop style:position="8.396cm"/>
        </style:tab-stops>
      </style:paragraph-properties>
      <style:text-properties officeooo:rsid="000c85b9"/>
    </style:style>
    <style:style style:name="P51" style:family="paragraph" style:parent-style-name="Text_20_body" style:list-style-name="L21">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52" style:family="paragraph" style:parent-style-name="Text_20_body" style:list-style-name="L21">
      <style:paragraph-properties fo:margin-left="0cm" fo:margin-right="0cm" fo:text-indent="0cm" style:auto-text-indent="false">
        <style:tab-stops>
          <style:tab-stop style:position="8.396cm"/>
        </style:tab-stops>
      </style:paragraph-properties>
      <style:text-properties officeooo:rsid="000c85b9"/>
    </style:style>
    <style:style style:name="P53" style:family="paragraph" style:parent-style-name="Text_20_body" style:list-style-name="L22">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54" style:family="paragraph" style:parent-style-name="Text_20_body" style:list-style-name="L22">
      <style:paragraph-properties fo:margin-left="0cm" fo:margin-right="0cm" fo:text-indent="0cm" style:auto-text-indent="false">
        <style:tab-stops>
          <style:tab-stop style:position="8.396cm"/>
        </style:tab-stops>
      </style:paragraph-properties>
      <style:text-properties officeooo:rsid="000c85b9"/>
    </style:style>
    <style:style style:name="P55" style:family="paragraph" style:parent-style-name="Text_20_body" style:list-style-name="L23">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56" style:family="paragraph" style:parent-style-name="Text_20_body" style:list-style-name="L23">
      <style:paragraph-properties fo:margin-left="0cm" fo:margin-right="0cm" fo:text-indent="0cm" style:auto-text-indent="false">
        <style:tab-stops>
          <style:tab-stop style:position="8.396cm"/>
        </style:tab-stops>
      </style:paragraph-properties>
      <style:text-properties officeooo:rsid="000c85b9"/>
    </style:style>
    <style:style style:name="P57" style:family="paragraph" style:parent-style-name="Text_20_body" style:list-style-name="L24">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58" style:family="paragraph" style:parent-style-name="Text_20_body" style:list-style-name="L24">
      <style:paragraph-properties fo:margin-left="0cm" fo:margin-right="0cm" fo:text-indent="0cm" style:auto-text-indent="false">
        <style:tab-stops>
          <style:tab-stop style:position="8.396cm"/>
        </style:tab-stops>
      </style:paragraph-properties>
      <style:text-properties officeooo:rsid="000c85b9"/>
    </style:style>
    <style:style style:name="P59" style:family="paragraph" style:parent-style-name="Text_20_body" style:list-style-name="L25">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60" style:family="paragraph" style:parent-style-name="Text_20_body" style:list-style-name="L25">
      <style:paragraph-properties fo:margin-left="0cm" fo:margin-right="0cm" fo:text-indent="0cm" style:auto-text-indent="false">
        <style:tab-stops>
          <style:tab-stop style:position="8.396cm"/>
        </style:tab-stops>
      </style:paragraph-properties>
      <style:text-properties officeooo:rsid="000c85b9"/>
    </style:style>
    <style:style style:name="P61" style:family="paragraph" style:parent-style-name="Text_20_body" style:list-style-name="L26">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62" style:family="paragraph" style:parent-style-name="Text_20_body" style:list-style-name="L26">
      <style:paragraph-properties fo:margin-left="0cm" fo:margin-right="0cm" fo:text-indent="0cm" style:auto-text-indent="false">
        <style:tab-stops>
          <style:tab-stop style:position="8.396cm"/>
        </style:tab-stops>
      </style:paragraph-properties>
      <style:text-properties officeooo:rsid="000c85b9"/>
    </style:style>
    <style:style style:name="P63" style:family="paragraph" style:parent-style-name="Text_20_body" style:list-style-name="L27">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64" style:family="paragraph" style:parent-style-name="Text_20_body" style:list-style-name="L27">
      <style:paragraph-properties fo:margin-left="0cm" fo:margin-right="0cm" fo:text-indent="0cm" style:auto-text-indent="false">
        <style:tab-stops>
          <style:tab-stop style:position="8.396cm"/>
        </style:tab-stops>
      </style:paragraph-properties>
      <style:text-properties officeooo:rsid="000c85b9"/>
    </style:style>
    <style:style style:name="P65" style:family="paragraph" style:parent-style-name="Text_20_body" style:list-style-name="L28">
      <style:paragraph-properties fo:margin-left="0cm" fo:margin-right="0cm" fo:margin-top="0cm" fo:margin-bottom="0cm" style:contextual-spacing="false" fo:text-indent="0cm" style:auto-text-indent="false">
        <style:tab-stops>
          <style:tab-stop style:position="8.396cm"/>
        </style:tab-stops>
      </style:paragraph-properties>
      <style:text-properties officeooo:rsid="000c85b9"/>
    </style:style>
    <style:style style:name="P66" style:family="paragraph" style:parent-style-name="Text_20_body" style:list-style-name="L28">
      <style:paragraph-properties fo:margin-left="0cm" fo:margin-right="0cm" fo:text-indent="0cm" style:auto-text-indent="false">
        <style:tab-stops>
          <style:tab-stop style:position="8.396cm"/>
        </style:tab-stops>
      </style:paragraph-properties>
      <style:text-properties officeooo:rsid="000c85b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lueprint Stage - Process and Systems</text:h>
      <text:p text:style-name="P2"><text:span text:style-name="Strong_20_Emphasis">Core Objective: Engineering the Founding Team </text:span></text:p>
      <text:p text:style-name="P2">The primary architectural challenge of the Blueprint Stage is not to build a product, but to engineer the initial operational and team structures that make building a successful product possible. The unexamined assumption is that a strong founding team is merely a group of talented individuals. This is false. A strong founding team is a complex system with its own clear, documented, and disciplined operating protocols. </text:p>
      <text:p text:style-name="P2">To achieve this objective, we have deconstructed the challenge into seven essential, mutually exclusive, and collectively exhaustive systems. The following Case Files provide the cornerstone blueprints for each. Mastering these systems is the act of engineering your founding team for success.</text:p>
      <text:p text:style-name="P3">1. THE FOUNDERS’ OPERATING SYSTEM : ALIGNING THE CORE</text:p>
      <text:p text:style-name="P3"/>
      <text:h text:style-name="P4" text:outline-level="4">1. We're co-founders and close friends, which is great until we hit a major disagreement. How can we create a simple, yet effective, framework for resolving conflicts, making critical business decisions, and adjusting our responsibilities over time, so our friendship doesn't become a liability?</text:h>
      <text:p text:style-name="P5">The ASF Solution:</text:p>
      <text:p text:style-name="P5">You are asking a question about friendship, but you are facing a challenge of governance architecture. The belief that friendship can substitute for a clear, documented decision-making framework is a catastrophic, unexamined assumption. Your friendship is an asset, but your lack of a formal operating system is a critical structural vulnerability.</text:p>
      <text:h text:style-name="P6" text:outline-level="5">The Founders' Governance Blueprint:</text:h>
      <text:list text:style-name="L1">
        <text:list-item>
          <text:p text:style-name="P7"><text:span text:style-name="Strong_20_Emphasis">Codify Decision Domains:</text:span> Create a simple matrix. List all key business functions (e.g., Product, Fundraising, Sales, Hiring). For each, assign one founder as the "Decision Owner." This person has the final say in that domain after hearing input from the other. This eliminates ambiguity on 90% of issues.</text:p>
        </text:list-item>
        <text:list-item>
          <text:p text:style-name="P7"><text:span text:style-name="Strong_20_Emphasis">Define a Dispute Resolution Cascade:</text:span> For high-stakes decisions outside of pre-defined domains (e.g., a major pivot, selling the company), agree on a pre-defined resolution process. This could be a simple sequence: 1) 48-hour cooling-off period, 2) each founder writes a one-page argument, 3) if still deadlocked, bring in a mutually-respected, pre-designated advisor for a non-binding tie-breaker vote.</text:p>
        </text:list-item>
        <text:list-item>
          <text:p text:style-name="P8"><text:span text:style-name="Strong_20_Emphasis">Schedule Architectural Reviews:</text:span> Mandate a formal review of this entire governance blueprint every quarter. Roles and responsibilities will and must change as the company evolves. This scheduled review turns a potential conflict into a routine operational process.</text:p>
        </text:list-item>
      </text:list>
      <text:p text:style-name="P5">The Principle: A strong co-founder relationship isn't built on friendship; it's engineered with a clear governance protocol.</text:p>
      <text:h text:style-name="P4" text:outline-level="4"><text:soft-page-break/>2. Our 'CEO' and 'CTO' titles are meaningless right now; we're both stepping on each other's toes. What's a practical system for assigning and documenting who owns what, who has the final say, and how we formally revisit these roles every few months to prevent resentment and confusion?</text:h>
      <text:p text:style-name="P5">The ASF Solution:</text:p>
      <text:p text:style-name="P5">This is not a problem of titles; it is a failure in your foundational architecture for defining operational ownership. Titles are merely labels on a schematic. Without a clear schematic of responsibilities, you have created a system with redundant circuits and no clear pathways for execution.</text:p>
      <text:h text:style-name="P6" text:outline-level="5">The Role Architecture Matrix:</text:h>
      <text:list text:style-name="L2">
        <text:list-item>
          <text:p text:style-name="P9"><text:span text:style-name="Strong_20_Emphasis">Map Core Business Functions:</text:span> List every critical process in the business, from customer discovery to deploying code. Ignore titles completely for this exercise.</text:p>
        </text:list-item>
        <text:list-item>
          <text:p text:style-name="P9"><text:span text:style-name="Strong_20_Emphasis">Assign 'Decision Owner' and 'Execution Owner':</text:span> For each function, designate one founder as the final 'Decision Owner' (the "what" and "why") and one as the primary 'Execution Owner' (the "how"). They can be the same person, but the distinction is critical. This must be written down.</text:p>
        </text:list-item>
        <text:list-item>
          <text:p text:style-name="P9"><text:span text:style-name="Strong_20_Emphasis">Implement a 'Request for Comment' (RFC) Process:</text:span> For any decision that crosses functional boundaries, the Decision Owner must issue a simple, one-paragraph written RFC to the other founder, who has 24 hours to provide input before the decision is finalized. This forces communication without creating paralysis.</text:p>
        </text:list-item>
        <text:list-item>
          <text:p text:style-name="P10"><text:span text:style-name="Strong_20_Emphasis">Schedule Quarterly Role Audits:</text:span> Put a recurring 90-day event on the calendar to review the Role Architecture Matrix. This is a non-negotiable meeting to re-evaluate and re-assign ownership as the company's needs change.</text:p>
        </text:list-item>
      </text:list>
      <text:p text:style-name="P5">The Principle: Titles are labels; true operational integrity comes from a clearly defined architecture of ownership and authority.</text:p>
      <text:h text:style-name="P4" text:outline-level="4">3. I'm being told to split equity 50/50, but I'm working full-time and investing my own money, while my co-founder is part-time for now. What is a structured, fair method to divide equity that considers cash invested, pre-existing IP, and differing time commitments from the start, so we don't end up in a huge fight later?</text:h>
      <text:p text:style-name="P5">The ASF Solution:</text:p>
      <text:p text:style-name="P5">The belief that equal equity is "fair" is a catastrophic, unexamined assumption. It confuses equality with equity. You are not facing a negotiation problem; you are facing a valuation problem. You lack a first-principles model for pricing the foundational contributions to the venture.</text:p>
      <text:h text:style-name="P6" text:outline-level="5">The Dynamic Equity Allocation Model:</text:h>
      <text:list text:style-name="L3">
        <text:list-item>
          <text:p text:style-name="P11"><text:span text:style-name="Strong_20_Emphasis">Quantify Non-Time Contributions:</text:span> Assign a clear, agreed-upon "equity value" to all non-time assets. Cash invested is simple. Pre-existing Intellectual Property (IP) should be valued based on what it would cost to replicate. Document these valuations.</text:p>
        </text:list-item>
        <text:list-item>
          <text:p text:style-name="P11"><text:span text:style-name="Strong_20_Emphasis">Factor in Time &amp; Risk Differentials:</text:span> The founder working full-time without a salary is taking on significantly more risk and opportunity cost. This commitment must be weighted more heavily than the part-time contribution. Acknowledge this differential explicitly in your calculations.</text:p>
        </text:list-item>
        <text:list-item>
          <text:p text:style-name="P11"><text:soft-page-break/><text:span text:style-name="Strong_20_Emphasis">Implement a Vesting Schedule Tied to Commitment Milestones:</text:span> All equity for all founders must be subject to vesting, typically over four years with a one-year cliff. For the part-time founder, you can structure vesting to accelerate once they become full-time. This protects the venture if a commitment is not met.</text:p>
        </text:list-item>
        <text:list-item>
          <text:p text:style-name="P12"><text:span text:style-name="Strong_20_Emphasis">Codify Everything in a Founders' Agreement:</text:span> Do not proceed on a handshake. Every aspect of this model—the valuations, the vesting schedules, the commitment expectations—must be documented in a legally binding Founders' Agreement.</text:p>
        </text:list-item>
      </text:list>
      <text:p text:style-name="P5">The Principle: Equity should not be a reflection of equality, but a precise measure of the value and risk contributed to the foundation.</text:p>
      <text:h text:style-name="P4" text:outline-level="4">4. My idea of 'full-time' and my co-founder's are completely different, and it's causing problems. How do we establish and write down a clear 'Founder Service Level Agreement' that defines expected working hours, communication standards, and rules for outside projects to ensure we're both truly on the same page?</text:h>
      <text:p text:style-name="P5">The ASF Solution:</text:p>
      <text:p text:style-name="P5">You are asking about work ethic, but you are facing a challenge of undefined protocols. The assumption of a shared understanding of "commitment" is one of the earliest and most destructive forms of operational debt a startup can incur. You need to architect a clear contract for your mutual engagement.</text:p>
      <text:h text:style-name="P6" text:outline-level="5">The Founder Commitment Protocol:</text:h>
      <text:list text:style-name="L4">
        <text:list-item>
          <text:p text:style-name="P13"><text:span text:style-name="Strong_20_Emphasis">Define 'Core Operational Hours':</text:span> Agree on a block of daily hours where both founders are guaranteed to be working and available for high-bandwidth communication. This is not about tracking time; it's about creating a reliable window for collaboration.</text:p>
        </text:list-item>
        <text:list-item>
          <text:p text:style-name="P13"><text:span text:style-name="Strong_20_Emphasis">Establish Communication Response Time Standards:</text:span> Define the expected response times for different channels. For example: urgent text messages within 1 hour, emails within 12 hours. This eliminates ambiguity and manages expectations.</text:p>
        </text:list-item>
        <text:list-item>
          <text:p text:style-name="P13"><text:span text:style-name="Strong_20_Emphasis">Codify an External Commitments Policy:</text:span> Be explicit about what, if any, outside work or side projects are permissible. This policy should clearly state that any IP developed related to the company's mission belongs to the company, even if created during "off" hours.</text:p>
        </text:list-item>
        <text:list-item>
          <text:p text:style-name="P14"><text:span text:style-name="Strong_20_Emphasis">Set a Regular Cadence for Protocol Review:</text:span> This is a living document. Schedule a brief, 30-minute review every month to ensure the protocol still aligns with the current needs of the business and the founders' lives.</text:p>
        </text:list-item>
      </text:list>
      <text:p text:style-name="P5">The Principle: Assumed alignment is the most dangerous form of operational debt; codify all commitments.</text:p>
      <text:p text:style-name="P3">II. THE VALIDATION ENGINE: FROM IDEA TO EVIDENCE</text:p>
      <text:p text:style-name="P3"/>
      <text:h text:style-name="P4" text:outline-level="4">5. All my customer interviews end with 'that's a neat idea,' but I'm not learning anything concrete. What's a disciplined process for asking questions that gets people to talk about what they actually do and how they've solved this problem in the past, instead of just giving me their opinion on my future product?</text:h>
      <text:p text:style-name="P5">The ASF Solution:</text:p>
      <text:p text:style-name="P5"><text:soft-page-break/>You are not conducting customer discovery interviews; you are hosting polite conversations that generate false positives. The architectural flaw is that your process is designed to solicit opinions about the future, which are worthless. You need an engine designed to excavate facts about the past.</text:p>
      <text:h text:style-name="P6" text:outline-level="5">The Past Pain Interview Framework:</text:h>
      <text:list text:style-name="L5">
        <text:list-item>
          <text:p text:style-name="P15"><text:span text:style-name="Strong_20_Emphasis">Ban All Future-Tense Questions:</text:span> Your first rule is to eliminate all hypothetical questions. Never ask "Would you use..." or "Do you like..." These questions invite speculation, not evidence.</text:p>
        </text:list-item>
        <text:list-item>
          <text:p text:style-name="P15"><text:span text:style-name="Strong_20_Emphasis">Probe for Specific, Recent Instances:</text:span> Instead of asking about the problem in general, ask, "Tell me about the last time you encountered this problem." This forces them to recall a specific, factual event.</text:p>
        </text:list-item>
        <text:list-item>
          <text:p text:style-name="P15"><text:span text:style-name="Strong_20_Emphasis">Quantify the Cost of Their Last Workaround:</text:span> Ask questions that force a number. "How much time did you lose?" "How much did that workaround cost you?" "On a scale of 1-10, how frustrating was that specific instance?" This turns vague complaints into measurable pain.</text:p>
        </text:list-item>
        <text:list-item>
          <text:p text:style-name="P16"><text:span text:style-name="Strong_20_Emphasis">Ask Them to Walk You Through Their Current Process:</text:span> Have them share their screen or describe, step-by-step, how they solve this problem today. This will reveal the true, often ugly, reality of their existing workflow and where the real opportunities lie.</text:p>
        </text:list-item>
      </text:list>
      <text:p text:style-name="P5">The Principle: Customer opinions are noise; evidence is found exclusively in their past behavior.</text:p>
      <text:h text:style-name="P4" text:outline-level="4">6. My vision is huge, and I'm stuck in analysis paralysis, not knowing what to test first. How can I systematically deconstruct my idea into its core, riskiest beliefs and then create a series of low-cost experiments to quickly validate or invalidate each one with hard data?</text:h>
      <text:p text:style-name="P5">The ASF Solution:</text:p>
      <text:p text:style-name="P5">This is not a problem of vision size, but a failure in your risk deconstruction architecture. You are attempting to build a skyline from the top down. The correct architectural approach is to stress-test the foundational pillars first. Your paralysis is a symptom of a lack of a systematic validation process.</text:p>
      <text:h text:style-name="P6" text:outline-level="5">The Assumption Deconstruction &amp; Test Sequence:</text:h>
      <text:list text:style-name="L6">
        <text:list-item>
          <text:p text:style-name="P17"><text:span text:style-name="Strong_20_Emphasis">List Foundational Beliefs:</text:span> Write down every single belief that must be true for your business to succeed. Examples: "People have problem X," "They will pay Y for a solution," "We can reach them through channel Z".</text:p>
        </text:list-item>
        <text:list-item>
          <text:p text:style-name="P17"><text:span text:style-name="Strong_20_Emphasis">Rank by Risk and Uncertainty:</text:span> Create a 2x2 matrix. On one axis, "Impact on Business if Wrong." On the other, "Level of Current Evidence." The assumptions in the "High Impact / Low Evidence" quadrant are your foundational risks.</text:p>
        </text:list-item>
        <text:list-item>
          <text:p text:style-name="P17"><text:span text:style-name="Strong_20_Emphasis">Design a 'Falsification Experiment' for #1:</text:span> Isolate the single riskiest assumption. Design the cheapest, fastest experiment you can run in under two weeks to prove it wrong. The goal is falsification, not validation, as this removes bias.</text:p>
        </text:list-item>
        <text:list-item>
          <text:p text:style-name="P18"><text:span text:style-name="Strong_20_Emphasis">Execute, Measure, Learn, Repeat:</text:span> Run the experiment. If the hypothesis survives, move to the next riskiest assumption. If it is invalidated, you have just saved months of building on a flawed foundation and can now pivot with evidence.</text:p>
        </text:list-item>
      </text:list>
      <text:p text:style-name="P5">The Principle: A grand vision is built not by adding features, but by systematically eliminating foundational risks.</text:p>
      <text:h text:style-name="P4" text:outline-level="4"><text:soft-page-break/>7. My interviews say one thing, but my landing page analytics say another. I'm drowning in conflicting data. What's a structured way to combine qualitative insights with quantitative metrics to make a logical, data-backed call on whether to change direction, push forward, or abandon the concept?</text:h>
      <text:p text:style-name="P5">The ASF Solution:</text:p>
      <text:p text:style-name="P5">You are not facing a data conflict; you are facing a synthesis failure. Your operational architecture lacks a system for integrating disparate data streams into a single, coherent intelligence picture. Data does not conflict; our interpretation does.</text:p>
      <text:h text:style-name="P6" text:outline-level="5">The Evidence Synthesis Framework:</text:h>
      <text:list text:style-name="L7">
        <text:list-item>
          <text:p text:style-name="P19"><text:span text:style-name="Strong_20_Emphasis">Map 'Why' to 'What':</text:span> Treat your qualitative interview data as the "Why" and your quantitative analytics as the "What." Create a simple table mapping specific user quotes (the 'Why') to the analytics that should reflect that sentiment (the 'What'). For example, if users say "I need this now," your landing page conversion rate should be high.</text:p>
        </text:list-item>
        <text:list-item>
          <text:p text:style-name="P19"><text:span text:style-name="Strong_20_Emphasis">Assess 'Signal Strength':</text:span> Not all data is equal. An action (e.g., entering a credit card) is a stronger signal than an opinion (e.g., a positive comment). A pattern across 10 users is stronger than a single data point. Assign a simple 1-3 signal strength score to each piece of evidence.</text:p>
        </text:list-item>
        <text:list-item>
          <text:p text:style-name="P19"><text:span text:style-name="Strong_20_Emphasis">Formulate a 'Reconciliation Hypothesis':</text:span> Based on the mapped data, create a new, single hypothesis that explains the discrepancy. For example: "Users say they want the solution, but they are not converting because they don't believe our landing page delivers that solution."</text:p>
        </text:list-item>
        <text:list-item>
          <text:p text:style-name="P20"><text:span text:style-name="Strong_20_Emphasis">Design the Next Experiment:</text:span> Your next action must be an experiment designed specifically to test the Reconciliation Hypothesis. In the example above, this would mean radically changing the landing page copy to match the interview language, then re-measuring conversion.</text:p>
        </text:list-item>
      </text:list>
      <text:p text:style-name="P5">The Principle: Data doesn't conflict; our interpretation does. A rigorous synthesis process turns noise into the next load-bearing hypothesis.</text:p>
      <text:h text:style-name="P4" text:outline-level="4">8. I'm told to find the first 10 users who are desperate for my solution, but I'm just finding people who are mildly interested. What's a repeatable process for creating a precise profile of my perfect first customer and then systematically finding them in their natural habitats online to build a core group of super-fans?</text:h>
      <text:p text:style-name="P5">The ASF Solution:</text:p>
      <text:p text:style-name="P5">You are not looking for users; you are engineering a 'Signal Cohort'. The problem is not a failure of searching, but a failure of your targeting architecture. You are broadcasting a generic signal when you need to be transmitting a high-frequency signal that only resonates with those in acute pain.</text:p>
      <text:h text:style-name="P6" text:outline-level="5">The Early Adopter Signal Blueprint:</text:h>
      <text:list text:style-name="L8">
        <text:list-item>
          <text:p text:style-name="P21"><text:span text:style-name="Strong_20_Emphasis">Define the 'Pain Signature':</text:span> Move beyond demographics. Define your ideal early adopter by their behaviors. What specific tools are they currently "hacking" together? What specific keywords are they searching for? What specific frustrations have they publicly posted about? This behavioral profile is your Pain Signature.</text:p>
        </text:list-item>
        <text:list-item>
          <text:p text:style-name="P21"><text:span text:style-name="Strong_20_Emphasis">Identify the 'Digital Watering Holes':</text:span> Where do people exhibiting this Pain Signature congregate online? This is rarely a generic platform like Facebook. It is more likely a <text:soft-page-break/>specific subreddit, a niche industry forum, a Slack community, or the comments section of a particular blog.</text:p>
        </text:list-item>
        <text:list-item>
          <text:p text:style-name="P21"><text:span text:style-name="Strong_20_Emphasis">Craft a 'Problem-First Pitch':</text:span> Do not pitch your solution. Enter these communities and pitch the problem. Post a question like, "I'm researching how people deal with X. It seems incredibly frustrating. How is everyone here handling it?" This attracts the signal of pain to you.</text:p>
        </text:list-item>
        <text:list-item>
          <text:p text:style-name="P22"><text:span text:style-name="Strong_20_Emphasis">Recruit for a 'Feedback Partnership':</text:span> From the respondents, invite the most passionate ones to be part of a small, high-touch feedback group. Offer them direct access and the ability to shape the product. You are not recruiting users; you are recruiting co-creators.</text:p>
        </text:list-item>
      </text:list>
      <text:p text:style-name="P5">The Principle: Don't search for customers; engineer a system to attract the signal of their pain.</text:p>
      <text:p text:style-name="P3">III. THE MVP BLUEPRINT: A SYSTEM FOR SCOPED EXECUTION</text:p>
      <text:p text:style-name="P3"/>
      <text:h text:style-name="P4" text:outline-level="4">9. Our MVP launch is perpetually 'two weeks away' because we're stuck in a 'just one more feature' loop. How can we implement a ruthless, hypothesis-driven system to define the absolute bare-minimum product that tests our biggest assumption, and then force ourselves to stick to that scope?</text:h>
      <text:p text:style-name="P5">The ASF Solution:</text:p>
      <text:p text:style-name="P5">This is not a feature problem; it is a scope discipline failure. The term "Minimum Viable Product" has been corrupted. Your MVP is not a product. It is a scientific instrument. Your current process lacks the non-negotiable architectural constraint needed to build an instrument instead of a toy.</text:p>
      <text:h text:style-name="P6" text:outline-level="5">The Single-Hypothesis MVP Blueprint:</text:h>
      <text:list text:style-name="L9">
        <text:list-item>
          <text:p text:style-name="P23"><text:span text:style-name="Strong_20_Emphasis">State the Core Hypothesis:</text:span> Write down, in a single sentence, the one belief that, if false, will kill your entire business. (e.g., "Sales professionals will pay $20/month to automate follow-up emails.") This is the only thing you are allowed to test.</text:p>
        </text:list-item>
        <text:list-item>
          <text:p text:style-name="P23"><text:span text:style-name="Strong_20_Emphasis">Define the Minimum Feature Set to Test It:</text:span> List the absolute, bare-minimum user actions required to generate a clear pass/fail signal for that one hypothesis. For the example above: 1) Sign up, 2) Connect email, 3) Enter credit card, 4) See one automated email sent. Nothing else.</text:p>
        </text:list-item>
        <text:list-item>
          <text:p text:style-name="P23"><text:span text:style-name="Strong_20_Emphasis">Create a "Future Features" Backlog:</text:span> Every other feature idea, no matter how brilliant, goes into a separate, locked backlog that cannot be touched until the core hypothesis is validated. This provides psychological relief without compromising scope.</text:p>
        </text:list-item>
        <text:list-item>
          <text:p text:style-name="P24"><text:span text:style-name="Strong_20_Emphasis">Define the Success Metric in Advance:</text:span> Before writing code, define the quantitative outcome that proves the hypothesis. (e.g., "10% of landing page visitors will complete the payment flow.") If you do not hit this number, the hypothesis is false. The experiment is over.</text:p>
        </text:list-item>
      </text:list>
      <text:p text:style-name="P5">The Principle: An MVP is not a product; it is a scientific instrument designed to falsify your single greatest business risk.</text:p>
      <text:h text:style-name="P4" text:outline-level="4">10. My fear of shipping a buggy, embarrassing V1 is holding us back from launching. What's a simple, practical checklist or framework we can use to define 'good enough for launch,' balancing speed with a baseline level of quality, so we don't ruin our reputation with our first users?</text:h>
      <text:p text:style-name="P5">The ASF Solution:</text:p>
      <text:p text:style-name="P5"><text:soft-page-break/>You are confusing product viability with product polish. This is a critical architectural error. The purpose of a V1 is not to impress, but to learn. Your fear stems from the absence of a clear 'Definition of Viable' that is architected for learning, not for scaling.</text:p>
      <text:h text:style-name="P6" text:outline-level="5">The Viability Threshold Framework:</text:h>
      <text:list text:style-name="L10">
        <text:list-item>
          <text:p text:style-name="P25"><text:span text:style-name="Strong_20_Emphasis">Define the 'Critical Learning Path':</text:span> Identify the single, linear sequence of actions a user must complete to validate your core hypothesis. This might only be three or four clicks. This is the only part of the product that needs to be reliable.</text:p>
        </text:list-item>
        <text:list-item>
          <text:p text:style-name="P25"><text:span text:style-name="Strong_20_Emphasis">Set a 'Stability Mandate' for the Critical Path Only:</text:span> This path must be tested and functional. Everything else—settings pages, user profiles, edge-case features—can be buggy or non-existent. You are not shipping a house; you are shipping a single, load-bearing beam to see if it holds weight.</text:p>
        </text:list-item>
        <text:list-item>
          <text:p text:style-name="P25"><text:span text:style-name="Strong_20_Emphasis">Establish a 'User Experience Floor':</text:span> The Critical Learning Path does not need to be beautiful, but it must be usable. A user should be able to complete it without needing a manual. This is your quality floor.</text:p>
        </text:list-item>
        <text:list-item>
          <text:p text:style-name="P26"><text:span text:style-name="Strong_20_Emphasis">Create a 'High-Fidelity Feedback Channel':</text:span> Give your first ten users a direct line of communication (e.g., your personal cell number) to report any issues on the critical path. This turns bugs from embarrassing failures into valuable, immediate data points.</text:p>
        </text:list-item>
      </text:list>
      <text:p text:style-name="P5">The Principle: The viability of an MVP is measured by its capacity to learn, not its lack of flaws.</text:p>
      <text:h text:style-name="P4" text:outline-level="4">11. It's just me (non-technical) and one engineer, and our priorities are a mess of bug fixes, new features, and user feedback. What is a dead-simple weekly planning and prioritization process we can use to make sure we're consistently focused on the most important learning objective, not just the loudest request?</text:h>
      <text:p text:style-name="P5">The ASF Solution:</text:p>
      <text:p text:style-name="P5">The chaos you feel is not a resource problem; it's a failure of your operational rhythm. You lack a simple, repeatable system for synchronizing effort and intent. Without this cadence, you will perpetually be reacting instead of executing a strategy.</text:p>
      <text:h text:style-name="P6" text:outline-level="5">The Weekly Learning Cadence:</text:h>
      <text:list text:style-name="L11">
        <text:list-item>
          <text:p text:style-name="P27"><text:span text:style-name="Strong_20_Emphasis">Monday: Set the 'Weekly Learning Goal' (30 mins):</text:span> Start the week by agreeing on the single most important question you need to answer in the next five days. (e.g., "What is the conversion rate on our new pricing page?"). All work for the week must serve this goal.</text:p>
        </text:list-item>
        <text:list-item>
          <text:p text:style-name="P27"><text:span text:style-name="Strong_20_Emphasis">Tuesday-Thursday: Focused Execution:</text:span> The engineer's work is focused solely on the tasks required to answer the Weekly Learning Goal. The non-technical founder's work is focused on getting user feedback related to that goal. All other requests are deferred.</text:p>
        </text:list-item>
        <text:list-item>
          <text:p text:style-name="P27"><text:span text:style-name="Strong_20_Emphasis">Friday: Review &amp; Reset (30 mins):</text:span> Review the data from the week's work. Did you answer the question? Document the learning in a single paragraph. Based on the result, define the candidate for next week's Learning Goal.</text:p>
        </text:list-item>
        <text:list-item>
          <text:p text:style-name="P28"><text:span text:style-name="Strong_20_Emphasis">Maintain a 'Single Prioritized Backlog':</text:span> All tasks, bugs, and ideas live in one list, prioritized ruthlessly against the current and next potential Learning Goal. This makes prioritization an objective process, not an emotional debate.</text:p>
        </text:list-item>
      </text:list>
      <text:p text:style-name="P5">The Principle: Progress is not measured by activity, but by the disciplined, rhythmic conversion of assumptions into knowledge.</text:p>
      <text:p text:style-name="P5"/>
      <text:h text:style-name="P29" text:outline-level="4"><text:soft-page-break/>12. We're getting great feedback from early users, but it's scattered across emails, texts, and call notes, and I'm worried we're losing it. What's a simple system for a two-person team to capture, organize, and prioritize all this feedback so it systematically drives what we build next week?</text:h>
      <text:p text:style-name="P5">The ASF Solution:</text:p>
      <text:p text:style-name="P5">This is not a note-taking problem; it is a failure to build an 'Insight Ingestion Engine'. Raw, scattered feedback is a liability, not an asset. It creates noise and the illusion of progress. You need an architecture to process this raw material into fuel for your development engine.</text:p>
      <text:h text:style-name="P30" text:outline-level="5">The Unified Feedback Pipeline:</text:h>
      <text:list text:style-name="L12">
        <text:list-item>
          <text:p text:style-name="P31"><text:span text:style-name="Strong_20_Emphasis">Establish a 'Single Source of Truth':</text:span> Choose one simple, accessible tool (a dedicated Trello board, a Notion database, even a structured Google Sheet) to be the only place feedback is stored. All notes from calls, emails, and texts must be transferred here within 24 hours. This is a non-negotiable rule.</text:p>
        </text:list-item>
        <text:list-item>
          <text:p text:style-name="P31"><text:span text:style-name="Strong_20_Emphasis">Implement a 'Triage Protocol':</text:span> Every new piece of feedback must be tagged with three pieces of information: the user's email, the source (e.g., 'User Call'), and a category (e.g., 'Bug', 'Feature Request', 'Usability Issue', 'Key Insight').</text:p>
        </text:list-item>
        <text:list-item>
          <text:p text:style-name="P31"><text:span text:style-name="Strong_20_Emphasis">Conduct a 'Weekly Feedback Synthesis':</text:span> Every Friday, spend 30 minutes reviewing all the feedback from that week. Your goal is not to create a to-do list, but to identify the most frequently recurring problem or theme.</text:p>
        </text:list-item>
        <text:list-item>
          <text:p text:style-name="P32"><text:span text:style-name="Strong_20_Emphasis">Link Insights to the Next 'Weekly Learning Goal':</text:span> The primary theme from your synthesis directly informs the following week's Learning Goal. This creates a closed loop between what users are saying and what you are building.</text:p>
        </text:list-item>
      </text:list>
      <text:p text:style-name="P5">The Principle: Raw feedback is a liability; a system for converting it into structured insight is your most valuable asset.</text:p>
      <text:p text:style-name="P33">IV. THE FOUNDATIONAL TECH ATCHITECTURE: BUILDING FOR ITERATION, NOT INFINITY</text:p>
      <text:h text:style-name="P34" text:outline-level="4">13. As a non-technical founder, I'm getting conflicting advice on our tech stack. Some say 'build for a billion users,' but we have none. What is a practical framework for choosing our initial technology based on what actually matters now: how fast we can build an MVP, how easy it is to hire for, and how cheaply we can change direction?</text:h>
      <text:p text:style-name="P5">The ASF Solution:</text:p>
      <text:p text:style-name="P5">You are asking a technical question, but you are facing a business architecture problem. The choice of a tech stack at this stage is not a technical decision; it is a strategic decision about resource allocation. The belief that you should "build for scale" before you have a product people want is a primary cause of premature startup death.</text:p>
      <text:h text:style-name="P30" text:outline-level="5">The Business-First Tech Stack Framework:</text:h>
      <text:list text:style-name="L13">
        <text:list-item>
          <text:p text:style-name="P35"><text:span text:style-name="Strong_20_Emphasis">Prioritize 'Speed to Learning':</text:span> Your primary asset is time. The correct tech stack is the one that allows your team to build, test, and iterate on hypotheses in the shortest possible time. This often means choosing simpler, more established technologies over the latest trends.</text:p>
        </text:list-item>
        <text:list-item>
          <text:p text:style-name="P35"><text:span text:style-name="Strong_20_Emphasis">Assess 'Talent Availability':</text:span> Your second most critical resource is engineering talent. Choose a stack for which you can easily and affordably hire your first and second engineers. A niche, "perfect" technology with no available developers is an architectural dead end.</text:p>
        </text:list-item>
        <text:list-item>
          <text:p text:style-name="P35"><text:soft-page-break/><text:span text:style-name="Strong_20_Emphasis">Optimize for 'Pivot Cost':</text:span> The architecture must be cheap to change or discard. Avoid complex, high-commitment systems that lock you into a specific path. Your goal is maximum strategic flexibility, not premature optimization.</text:p>
        </text:list-item>
        <text:list-item>
          <text:p text:style-name="P36"><text:span text:style-name="Strong_20_Emphasis">Leverage 'Managed Services &amp; Open Source':</text:span> Offload all non-essential infrastructure management to cloud providers and use established open-source libraries. Your engineering resources should be focused exclusively on building your core, proprietary value, not on reinventing the wheel.</text:p>
        </text:list-item>
      </text:list>
      <text:p text:style-name="P5">The Principle: Your initial tech stack is not a foundation for a skyscraper; it is disposable scaffolding for rapid learning.</text:p>
      <text:h text:style-name="P34" text:outline-level="4">14. I'm constantly fighting with my technical co-founder about speed versus 'doing it right.' How can we establish a process for negotiating technical debt, where we can agree to cut specific corners for the sake of learning faster, but also have a system to track and pay down that debt before it kills us?</text:h>
      <text:p text:style-name="P5">The ASF Solution:</text:p>
      <text:p text:style-name="P5">This is not a conflict of opinion; it is a failure to architect a system for managing operational debt. Unmanaged technical debt is like an unmanaged financial loan with compounding interest that will eventually bankrupt your company. You need a formal system for its accrual and repayment.</text:p>
      <text:h text:style-name="P30" text:outline-level="5">The Conscious Debt Accrual Protocol:</text:h>
      <text:list text:style-name="L14">
        <text:list-item>
          <text:p text:style-name="P37"><text:span text:style-name="Strong_20_Emphasis">Categorize All Debt:</text:span> Classify every shortcut as either 'Learning Debt' (a conscious trade-off made to validate a critical hypothesis faster) or 'Sloppiness Debt' (unnecessary laziness or poor craftsmanship). Only Learning Debt is strategically permissible.</text:p>
        </text:list-item>
        <text:list-item>
          <text:p text:style-name="P37"><text:span text:style-name="Strong_20_Emphasis">Maintain a 'Debt Registry':</text:span> Create a simple, shared document where every piece of Learning Debt is recorded. The entry must include what it is, why it was incurred, and the estimated cost (in engineering hours) to fix it.</text:p>
        </text:list-item>
        <text:list-item>
          <text:p text:style-name="P37"><text:span text:style-name="Strong_20_Emphasis">Set 'Debt Ceilings':</text:span> Agree on a maximum amount of technical debt (e.g., "no more than 40 hours of total refactoring work") that can be carried at any one time. You cannot take on new debt if you are at your ceiling.</text:p>
        </text:list-item>
        <text:list-item>
          <text:p text:style-name="P38"><text:span text:style-name="Strong_20_Emphasis">Schedule 'Debt Repayment Sprints':</text:span> Dedicate a fixed percentage of every development cycle (e.g., 15% of engineering time) to paying down items from the Debt Registry. This is a non-negotiable part of your operational budget.</text:p>
        </text:list-item>
      </text:list>
      <text:p text:style-name="P5">The Principle: Technical debt is not a moral failing; it is a strategic financial instrument that must be consciously managed, not emotionally debated.</text:p>
      <text:h text:style-name="P34" text:outline-level="4">15. We just burned three weeks building a custom settings page instead of working on our core value proposition. What is a simple decision-making framework we can use to quickly decide whether to build a feature ourselves, use a no-code tool, or integrate a third-party service, so we stop wasting engineering time on non-essential work?</text:h>
      <text:p text:style-name="P5">The ASF Solution:</text:p>
      <text:p text:style-name="P5">You are not facing a build-vs-buy decision; you are suffering from a failure in your 'Core Mission' architectural definition. You are allocating your most precious resource—engineering time—to non-load-bearing components of your structure.</text:p>
      <text:h text:style-name="P30" text:outline-level="5"><text:soft-page-break/>The Core vs. Commodity Decision Matrix:</text:h>
      <text:list text:style-name="L15">
        <text:list-item>
          <text:p text:style-name="P39"><text:span text:style-name="Strong_20_Emphasis">Define Your 'Core Innovation Zone':</text:span> Write down the one or two things that are uniquely your company's intellectual property and the primary reason customers will choose you. This is your Core. Everything else is a commodity.</text:p>
        </text:list-item>
        <text:list-item>
          <text:p text:style-name="P39"><text:span text:style-name="Strong_20_Emphasis">Classify Every Feature Request:</text:span> For any new feature, ask: "Is this part of our Core Innovation Zone?" If the answer is no, it is a 'Commodity' function (e.g., authentication, billing, admin panels).</text:p>
        </text:list-item>
        <text:list-item>
          <text:p text:style-name="P39"><text:span text:style-name="Strong_20_Emphasis">Apply the Build/Integrate/Buy Rule:</text:span></text:p>
          <text:list>
            <text:list-item>
              <text:p text:style-name="P39"><text:span text:style-name="Strong_20_Emphasis">Build:</text:span> Only allocate engineering resources to build features that fall within your Core Innovation Zone.</text:p>
            </text:list-item>
            <text:list-item>
              <text:p text:style-name="P39"><text:span text:style-name="Strong_20_Emphasis">Integrate/Buy:</text:span> For all Commodity functions, the default action is to use a third-party API or service.</text:p>
            </text:list-item>
            <text:list-item>
              <text:p text:style-name="P40"><text:span text:style-name="Strong_20_Emphasis">No-Code:</text:span> Use no-code tools for internal processes or temporary, non-critical prototypes, never for core product infrastructure.</text:p>
            </text:list-item>
          </text:list>
        </text:list-item>
      </text:list>
      <text:p text:style-name="P5">The Principle: Engineering resources are for building your unique competitive advantage, not for reinventing commodity infrastructure.</text:p>
      <text:h text:style-name="P34" text:outline-level="4">16. I'm overwhelmed by analytics tools. What is the bare-minimum set of tracking and analytics we need to install from day one to answer our most critical business questions, without getting bogged down in complex setups and useless vanity metrics?</text:h>
      <text:p text:style-name="P5">The ASF Solution:</text:p>
      <text:p text:style-name="P5">This is not a tools problem; it is a measurement architecture problem. You are trying to install a complex surveillance system when what you need is a single, well-placed thermometer to measure the core temperature of your hypothesis.</text:p>
      <text:h text:style-name="P30" text:outline-level="5">The Minimum Viable Analytics Blueprint:</text:h>
      <text:list text:style-name="L16">
        <text:list-item>
          <text:p text:style-name="P41"><text:span text:style-name="Strong_20_Emphasis">Identify the 'One Metric That Matters' (OMTM):</text:span> Based on your current core hypothesis, define the single data point that proves or disproves it (e.g., "Conversion rate on the payment page," "Number of users who complete the core workflow"). This is your OMTM for this stage.</text:p>
        </text:list-item>
        <text:list-item>
          <text:p text:style-name="P41"><text:span text:style-name="Strong_20_Emphasis">Instrument the 'Critical Path':</text:span> Install analytics to track only the user's journey along the critical path that leads to the OMTM. Ignore every other page, button, and metric.</text:p>
        </text:list-item>
        <text:list-item>
          <text:p text:style-name="P41"><text:span text:style-name="Strong_20_Emphasis">Build a 'Manual Funnel':</text:span> Instead of a complex dashboard, create a simple spreadsheet. Manually track the number of users who enter each step of your critical path each week. This forces you to internalize the data and feel the drop-offs viscerally.</text:p>
        </text:list-item>
        <text:list-item>
          <text:p text:style-name="P42"><text:span text:style-name="Strong_20_Emphasis">Pair Quantitative with Qualitative:</text:span> The numbers tell you what is happening; you need a system to find out why. For every user who drops off the critical path, you must have a system to attempt to find out why (e.g., a pop-up survey, a triggered email).</text:p>
        </text:list-item>
      </text:list>
      <text:p text:style-name="P5">The Principle: The goal of early-stage analytics is not to know everything; it is to know the one thing that matters most, right now.</text:p>
      <text:p text:style-name="P33">V. THE FIRST HIRE PROTOCOL: SYSTEMATIZING EARLY TEAM BUILDING</text:p>
      <text:h text:style-name="P34" text:outline-level="4"><text:soft-page-break/>17. As a non-technical founder, I'm ready to hire my first engineer, but I don't know if I need an order-taker who can just code my specs, or a strategic partner who will challenge my ideas. How do I figure out which profile is right for me, and how does that choice impact the job description, the questions I ask, and the salary I offer?</text:h>
      <text:p text:style-name="P5">The ASF Solution:</text:p>
      <text:p text:style-name="P5">You are not simply hiring an engineer; you are architecting your founding technical DNA. The belief that you can hire a "soldier" to execute a vision they did not help create is a catastrophic assumption for a non-technical founder. You are not hiring for a role; you are recruiting a co-builder.</text:p>
      <text:h text:style-name="P30" text:outline-level="5">The General vs. Soldier Hiring Framework:</text:h>
      <text:list text:style-name="L17">
        <text:list-item>
          <text:p text:style-name="P43"><text:span text:style-name="Strong_20_Emphasis">Acknowledge Your Architectural Gap:</text:span> As a non-technical founder, you have a critical gap in your strategic architecture. You must hire a "General" – someone who can own the entire technical strategy, not just execute tasks. A "Soldier" is a luxury for later-stage companies with established technical leadership.</text:p>
        </text:list-item>
        <text:list-item>
          <text:p text:style-name="P43"><text:span text:style-name="Strong_20_Emphasis">Write a 'Problem' Job Description, Not a 'Task' List:</text:span> Your job description should not list technologies. It should describe the business problem you are solving and the mission you are on. You are looking for someone who is excited by the problem, not the tools.</text:p>
        </text:list-item>
        <text:list-item>
          <text:p text:style-name="P43"><text:span text:style-name="Strong_20_Emphasis">Interview for Product Sense and Scrappiness:</text:span> Your interview process must test for business and product intuition. Ask questions like, "Here's our core hypothesis. What's the simplest possible experiment you would build to test it?" or "Tell me about a time you built something with severe constraints".</text:p>
        </text:list-item>
        <text:list-item>
          <text:p text:style-name="P44"><text:span text:style-name="Strong_20_Emphasis">Compensate with Significant Equity:</text:span> A "General" is a quasi-founder and must be compensated as such. This means a lower initial salary but a significant equity stake, vesting over time. They are taking a foundational risk and must share in the foundational upside.</text:p>
        </text:list-item>
      </text:list>
      <text:p text:style-name="P5">The Principle: A non-technical founder's first engineer is not an employee; they are the missing pillar of the company's foundational architecture.</text:p>
      <text:h text:style-name="P34" text:outline-level="4">18. I know asking Google-style algorithm questions is the wrong way to hire for a chaotic, early-stage startup. How can I design an interview process that actually screens for the things that matter here, like a candidate's ability to handle uncertainty, their gut for product, and their instinct to build the simplest possible thing?</text:h>
      <text:p text:style-name="P5">The ASF Solution:</text:p>
      <text:p text:style-name="P5">You are not facing an interview design problem; you are facing a signal detection problem. Traditional technical interviews are architected to test for optimization within a known system. You need a process architected to test for creation within a chaotic, unknown system.</text:p>
      <text:h text:style-name="P30" text:outline-level="5">The Pragmatic Builder Interview Protocol:</text:h>
      <text:list text:style-name="L18">
        <text:list-item>
          <text:p text:style-name="P45"><text:span text:style-name="Strong_20_Emphasis">The 'Deconstruction' Session (30 mins):</text:span> Present your core business problem and current MVP idea. Ask the candidate to spend 30 minutes deconstructing it with you. You are looking for their ability to ask clarifying questions, identify the riskiest assumptions, and simplify the problem.</text:p>
        </text:list-item>
        <text:list-item>
          <text:p text:style-name="P45"><text:span text:style-name="Strong_20_Emphasis">The 'Whiteboard Architecture' Test (45 mins):</text:span> Ask them to sketch the simplest possible technical architecture to test the single biggest risk identified in the previous session. The <text:soft-page-break/>goal is not a perfect diagram, but to see if their instinct is to reach for simple, off-the-shelf tools or to over-engineer a complex solution.</text:p>
        </text:list-item>
        <text:list-item>
          <text:p text:style-name="P45"><text:span text:style-name="Strong_20_Emphasis">The 'Past Project Archeology' (45 mins):</text:span> Ask them to walk you through a past project they built. Do not ask what they did; ask why they made specific technical trade-offs. Probe for instances where they consciously chose a "good enough" solution to ship faster.</text:p>
        </text:list-item>
        <text:list-item>
          <text:p text:style-name="P46"><text:span text:style-name="Strong_20_Emphasis">The 'Ambiguity' Scenario:</text:span> Describe a realistic scenario where user feedback completely invalidates the last two weeks of work. Ask them how they would feel and what they would do next. You are testing for resilience and a focus on learning over coding.</text:p>
        </text:list-item>
      </text:list>
      <text:p text:style-name="P5">The Principle: Don't test if they can build the right thing; test if they have the instinct to find the right thing to build.</text:p>
      <text:h text:style-name="P34" text:outline-level="4">19. We're about to bring on our first employee, and we have no formal processes. What's a 'minimum viable onboarding' plan we can create to make sure our new hire understands our goals, our code, and how we work, so they can be productive in their first month instead of feeling lost?</text:h>
      <text:p text:style-name="P5">The ASF Solution:</text:p>
      <text:p text:style-name="P5">This is not a human resources problem; it is an 'Operational Integration' challenge. The goal of onboarding is not to give a new hire a list of tasks, but to rapidly integrate them into the company's core operating system and decision-making engine.</text:p>
      <text:h text:style-name="P30" text:outline-level="5">The 30-Day Immersion Blueprint:</text:h>
      <text:list text:style-name="L19">
        <text:list-item>
          <text:p text:style-name="P47"><text:span text:style-name="Strong_20_Emphasis">Week 1: The 'Brain Dump' &amp; Customer Immersion:</text:span> The first week is dedicated to knowledge transfer. The new hire's only job is to read every key document and listen to at least five recorded customer interviews. They must produce a one-page summary of their understanding of the problem, vision, and key risks.</text:p>
        </text:list-item>
        <text:list-item>
          <text:p text:style-name="P47"><text:span text:style-name="Strong_20_Emphasis">Week 2: The 'First Small Win':</text:span> Assign a small, well-defined, low-risk project that can be completed within one week. The goal is not the output, but for them to learn the codebase, the deployment process, and how to get unstuck by asking questions.</text:p>
        </text:list-item>
        <text:list-item>
          <text:p text:style-name="P47"><text:span text:style-name="Strong_20_Emphasis">Week 3: The 'Hypothesis Ownership':</text:span> Give them ownership of a single, small learning goal for the week. They are responsible for defining the experiment, building the minimum required feature, and presenting the results (and their interpretation) at the end of the week.</text:p>
        </text:list-item>
        <text:list-item>
          <text:p text:style-name="P48"><text:span text:style-name="Strong_20_Emphasis">Week 4: The '30-Day Retroactive':</text:span> At the end of the month, the new hire leads a meeting where they present: 1) What they believe the company's biggest strengths are, 2) What they see as the biggest risks or blind spots, and 3) Their proposed goals for the next 60 days.</text:p>
        </text:list-item>
      </text:list>
      <text:p text:style-name="P5">The Principle: The purpose of early-stage onboarding is not to train an employee, but to accelerate their transformation into a strategic partner.</text:p>
      <text:h text:style-name="P34" text:outline-level="4">20. How can I set meaningful goals for my first hire when we don't have metrics like revenue or user growth yet? What's a framework for setting 30/60/90-day objectives that are tied to validating hypotheses and running experiments, rather than just checking off a list of features?</text:h>
      <text:p text:style-name="P5">The ASF Solution:</text:p>
      <text:p text:style-name="P5">You are not facing a goal-setting problem; you are facing a 'Vector Alignment' problem. In the absence of output metrics (like revenue), you must architect goals around the velocity of learning. <text:soft-page-break/>The goal is not to hit a destination, but to ensure you are both moving in the same direction at maximum speed.</text:p>
      <text:h text:style-name="P30" text:outline-level="5">The Learning Velocity Objectives Framework:</text:h>
      <text:list text:style-name="L20">
        <text:list-item>
          <text:p text:style-name="P49"><text:span text:style-name="Strong_20_Emphasis">Define a 30-Day 'De-Risking' Goal:</text:span> The first month's objective must be tied to validating or invalidating the company's single biggest assumption. The goal is not "Build feature X," but "Run an experiment that gives us a clear signal on whether users will pay for X."</text:p>
        </text:list-item>
        <text:list-item>
          <text:p text:style-name="P49"><text:span text:style-name="Strong_20_Emphasis">Set a 60-Day 'Capability' Goal:</text:span> The second month's objective should focus on building a new, repeatable capability for the company. Examples: "Build a system for deploying experiments in under an hour," or "Create a repeatable process for recruiting and interviewing five users per week."</text:p>
        </text:list-item>
        <text:list-item>
          <text:p text:style-name="P49"><text:span text:style-name="Strong_20_Emphasis">Establish a 90-Day 'Insight' Goal:</text:span> The third month's objective should be to generate a major new insight that changes the company's direction. The goal is not to complete a roadmap, but to produce evidence that forces a significant change to the roadmap.</text:p>
        </text:list-item>
        <text:list-item>
          <text:p text:style-name="P50"><text:span text:style-name="Strong_20_Emphasis">Measure 'Experiment Velocity' as the Core KPI:</text:span> The primary metric for performance is not features shipped, but the number of well-designed experiments run per month. This aligns their incentives with the company's true need: learning.</text:p>
        </text:list-item>
      </text:list>
      <text:p text:style-name="P5">The Principle: In a pre-product/market fit startup, performance is not measured by the output of work, but by the velocity of validated learning.</text:p>
      <text:p text:style-name="P33">VI. DAY-ONE OPERATIONAL HYGIENE: ESSENTIAL SCAFFOLDING FOR GROWTH</text:p>
      <text:h text:style-name="P34" text:outline-level="4">21. The legal side of starting up is overwhelming, and I'm tempted to ignore it or use a cheap online template. What is the bare-minimum legal checklist (incorporation, IP assignments, etc.) that we absolutely must get right from day one to prevent a future legal disaster?</text:h>
      <text:p text:style-name="P5">The ASF Solution:</text:p>
      <text:p text:style-name="P5">This is not a legal paperwork problem; it is a 'Foundational Integrity' problem. Ignoring these core legal structures is like building a house on sand. A cheap template is like using counterfeit materials for your foundation—it will inevitably collapse under the slightest pressure.</text:p>
      <text:h text:style-name="P30" text:outline-level="5">The Day-One Legal Scaffolding Checklist:</text:h>
      <text:list text:style-name="L21">
        <text:list-item>
          <text:p text:style-name="P51"><text:span text:style-name="Strong_20_Emphasis">Proper Incorporation:</text:span> Choose the correct legal entity (typically a Private Limited Company or atleast an LLP for venture-backed startups) and file the incorporation documents correctly. This is the bedrock of your company's existence.</text:p>
        </text:list-item>
        <text:list-item>
          <text:p text:style-name="P51"><text:span text:style-name="Strong_20_Emphasis">Founders' Agreement &amp; Equity Issuance:</text:span> Formally issue stock to all founders, subject to a standard vesting schedule (e.g., 4-year with a 1-year cliff). This must be documented in a comprehensive Founders' Agreement.</text:p>
        </text:list-item>
        <text:list-item>
          <text:p text:style-name="P51"><text:span text:style-name="Strong_20_Emphasis">Intellectual Property (IP) Assignment:</text:span> Every single person who contributes to the product (founders, contractors, advisors) must sign an agreement that assigns all related intellectual property to the company. Without this, you do not own your product.</text:p>
        </text:list-item>
        <text:list-item>
          <text:p text:style-name="P52"><text:span text:style-name="Strong_20_Emphasis">Engage Competent Legal Counsel:</text:span> Do not do this yourself with online templates. Engage a reputable law firm that specializes in early-stage startups. Many offer deferred payment or fixed-fee packages. This is not a cost; it is an investment in your company's structural integrity.</text:p>
        </text:list-item>
      </text:list>
      <text:p text:style-name="P5">The Principle: Foundational legal work is not a bureaucratic chore to be minimized; it is the essential engineering of your company's corporate vessel.</text:p>
      <text:h text:style-name="P34" text:outline-level="4"><text:soft-page-break/>22. Our 'financial system' is a messy spreadsheet and our personal credit cards. What is the absolute simplest, most straightforward process for setting up a separate business bank account, tracking our monthly burn rate accurately, and forecasting our runway so we don't suddenly run out of money?</text:h>
      <text:p text:style-name="P5">The ASF Solution:</text:p>
      <text:p text:style-name="P5">You do not have a financial system problem; you have a 'Resource Management Engine' failure. A startup's lifeblood is cash, and your current architecture has no gauges, no fuel lines, and no emergency reserves. You are flying blind.</text:p>
      <text:h text:style-name="P30" text:outline-level="5">The Minimum Viable Finance Stack:</text:h>
      <text:list text:style-name="L22">
        <text:list-item>
          <text:p text:style-name="P53"><text:span text:style-name="Strong_20_Emphasis">Separate Church and State:</text:span> Immediately open a dedicated business bank account. All company expenses must go through this account, and all revenue must be deposited into it. Co-mingling personal and business funds is a catastrophic error.</text:p>
        </text:list-item>
        <text:list-item>
          <text:p text:style-name="P53"><text:span text:style-name="Strong_20_Emphasis">Establish a 'Burn Rate' Dashboard:</text:span> Create a simple, single-page spreadsheet. List your current cash balance at the top. Below, list all fixed monthly expenses (salaries, software subscriptions). This gives you your 'Net Monthly Burn'.</text:p>
        </text:list-item>
        <text:list-item>
          <text:p text:style-name="P53"><text:span text:style-name="Strong_20_Emphasis">Calculate Your 'Zero-Cash Date':</text:span> Divide your current cash balance by your Net Monthly Burn. The result is your runway in months. Put this date in large, bold font at the top of your dashboard. This is the most important number in your company.</text:p>
        </text:list-item>
        <text:list-item>
          <text:p text:style-name="P54"><text:span text:style-name="Strong_20_Emphasis">Implement a Weekly Financial Review:</text:span> Every Monday, spend 15 minutes updating this dashboard. This is a non-negotiable operational cadence. It forces you to confront your financial reality weekly, not when it becomes a crisis.</text:p>
        </text:list-item>
      </text:list>
      <text:p text:style-name="P5">The Principle: A startup doesn't die when it runs out of money; it dies the day it stops rigorously tracking how much time it has left to live.</text:p>
      <text:h text:style-name="P34" text:outline-level="4">23. We're ready to collect emails on our new landing page, but I'm worried about legal compliance. What's a simple checklist for getting the basic Terms of Service and Privacy Policy in place so we don't get into legal trouble from the very beginning?</text:h>
      <text:p text:style-name="P5">The ASF Solution:</text:p>
      <text:p text:style-name="P5">This is not a compliance problem; it is a 'User Contract Architecture' problem. Your Terms of Service and Privacy Policy are not just legal documents; they are the foundational contract between you and your users. A flawed contract invalidates the entire relationship.</text:p>
      <text:h text:style-name="P30" text:outline-level="5">The Basic Trust &amp; Compliance Framework:</text:h>
      <text:list text:style-name="L23">
        <text:list-item>
          <text:p text:style-name="P55"><text:span text:style-name="Strong_20_Emphasis">Generate Templated Starters:</text:span> Use a reputable online generator for your initial drafts of a Privacy Policy and Terms of Service. These services are designed for startups and cover the essential bases for data collection and usage.</text:p>
        </text:list-item>
        <text:list-item>
          <text:p text:style-name="P55"><text:span text:style-name="Strong_20_Emphasis">Be Radically Transparent in Your Privacy Policy:</text:span> Clearly state what data you are collecting (e.g., email addresses), why you are collecting it (e.g., to send product updates), and that you will not sell it to third parties. Simplicity and honesty are your best defense.</text:p>
        </text:list-item>
        <text:list-item>
          <text:p text:style-name="P55"><text:span text:style-name="Strong_20_Emphasis">Include Key Provisions in Your Terms of Service:</text:span> Ensure your ToS includes clauses covering Limitation of Liability (protecting you from excessive damages), Governing Law (which jurisdiction's laws apply), and an IP clause stating you own your site's content.</text:p>
        </text:list-item>
        <text:list-item>
          <text:p text:style-name="P56"><text:span text:style-name="Strong_20_Emphasis">Implement 'Clickwrap' Acceptance:</text:span> Do not rely on a simple link in your footer. Require users to actively check a box that says "I agree to the Terms of Service and Privacy Policy" <text:soft-page-break/>before they can submit their information. This creates a clear, legally defensible record of their consent.</text:p>
        </text:list-item>
      </text:list>
      <text:p text:style-name="P5">The Principle: Your initial legal policies are not about avoiding lawsuits; they are about architecting a foundation of trust with your first users.</text:p>
      <text:h text:style-name="P34" text:outline-level="4">24. We have a dozen different SaaS subscriptions and it's already a chaotic and costly mess. What's a simple process for deciding which tools we actually need, and a system for managing them so we keep costs and complexity under control as we grow?</text:h>
      <text:p text:style-name="P5">The ASF Solution:</text:p>
      <text:p text:style-name="P5">You are not facing a subscription management problem; you are experiencing 'Tool Sprawl,' a symptom of a weak 'Operational Infrastructure' architecture. Each new tool adds complexity and cost, creating a form of operational debt that slows you down.</text:p>
      <text:h text:style-name="P30" text:outline-level="5">The Lean Tool Stack Protocol:</text:h>
      <text:list text:style-name="L24">
        <text:list-item>
          <text:p text:style-name="P57"><text:span text:style-name="Strong_20_Emphasis">Conduct a 'Tool Audit':</text:span> Create a spreadsheet listing every single SaaS subscription, its monthly cost, and the founder who "owns" it.</text:p>
        </text:list-item>
        <text:list-item>
          <text:p text:style-name="P57"><text:span text:style-name="Strong_20_Emphasis">Apply the 'Single Job' Justification:</text:span> For each tool, the owner must write a single sentence explaining the one critical job it does that cannot be done by another existing tool. If they cannot, or if the job is not critical, the tool is marked for elimination.</text:p>
        </text:list-item>
        <text:list-item>
          <text:p text:style-name="P57"><text:span text:style-name="Strong_20_Emphasis">Consolidate and Centralize:</text:span> Centralize all billing for approved tools under a single corporate card and a single administrator. This creates a single point of control and visibility.</text:p>
        </text:list-item>
        <text:list-item>
          <text:p text:style-name="P58"><text:span text:style-name="Strong_20_Emphasis">Implement a 'One-In, One-Out' Policy:</text:span> For any new tool to be added, the requesting founder must first propose an existing tool of equivalent or greater cost to be eliminated. This forces a conscious trade-off and prevents undisciplined expansion.</text:p>
        </text:list-item>
      </text:list>
      <text:p text:style-name="P5">The Principle: Every tool in your stack must be a load-bearing component of your operational architecture; everything else is expensive and dangerous dead weight.</text:p>
      <text:p text:style-name="P33">VII: THE INSTITUTIONAL MEMORY SYSTEM: DOCUMENTING AND LEARNING</text:p>
      <text:h text:style-name="P34" text:outline-level="4">25. Documenting our decisions feels like a waste of time for a two-person team, but we're already forgetting why we made certain choices. What is the absolute simplest method (e.g., a shared doc, a simple wiki) to create a 'company brain' that tracks our key learnings and decisions, so we don't lose that knowledge?</text:h>
      <text:p text:style-name="P5">The ASF Solution:</text:p>
      <text:p text:style-name="P5">This is not a documentation problem; it is a 'Knowledge Compounding' failure. Your learnings are your most valuable asset, yet your current architecture allows them to depreciate to zero almost instantly. You need a system to capture and compound this intellectual capital.</text:p>
      <text:h text:style-name="P30" text:outline-level="5">The 'Single Source of Truth' Ledger:</text:h>
      <text:list text:style-name="L25">
        <text:list-item>
          <text:p text:style-name="P59"><text:span text:style-name="Strong_20_Emphasis">Create One Central Document:</text:span> Start a single, shared document (e.g., Google Doc, Notion page) titled "[CompanyName] - The Ledger." This is the only place key information lives.</text:p>
        </text:list-item>
        <text:list-item>
          <text:p text:style-name="P59"><text:span text:style-name="Strong_20_Emphasis">Adopt the 'Decision Log' Format:</text:span> For every significant decision (e.g., a pivot, a key feature choice), create a new entry with a simple, mandatory template:</text:p>
          <text:list>
            <text:list-item>
              <text:p text:style-name="P59">Date:</text:p>
            </text:list-item>
            <text:list-item>
              <text:p text:style-name="P59">Decision: (A one-sentence summary)</text:p>
            </text:list-item>
            <text:list-item>
              <text:p text:style-name="P59"><text:soft-page-break/>Context: (Why we had to make this decision)</text:p>
            </text:list-item>
            <text:list-item>
              <text:p text:style-name="P59">Options Considered: (What else we thought about)</text:p>
            </text:list-item>
            <text:list-item>
              <text:p text:style-name="P59">Reasoning: (Why we chose this path, and the evidence used)</text:p>
            </text:list-item>
          </text:list>
        </text:list-item>
        <text:list-item>
          <text:p text:style-name="P59"><text:span text:style-name="Strong_20_Emphasis">Maintain an 'Experiment Summary' Section:</text:span> For every experiment you run, add a one-paragraph summary of the hypothesis, the result, and the learning.</text:p>
        </text:list-item>
        <text:list-item>
          <text:p text:style-name="P60"><text:span text:style-name="Strong_20_Emphasis">Make it Part of Your Weekly Cadence:</text:span> The last five minutes of your weekly sync meeting must be dedicated to updating The Ledger. This transforms documentation from a chore into a core operational ritual.</text:p>
        </text:list-item>
      </text:list>
      <text:p text:style-name="P5">The Principle: Undocumented learning is an asset that depreciates to zero; a disciplined documentation system is the engine of compounding knowledge.</text:p>
      <text:h text:style-name="P34" text:outline-level="4">26. I know we need to be data-driven, but we have no revenue or active users to measure. What's a process for identifying the 'learning KPIs' that actually matter at this stage—like how many experiments we run per week—and how can we create a simple dashboard to hold ourselves accountable to them?</text:h>
      <text:p text:style-name="P5">The ASF Solution:</text:p>
      <text:p text:style-name="P5">You are not lacking data; you are lacking a 'Progress Architecture'. The assumption that progress can only be measured by lagging indicators like revenue is a fatal flaw. At this stage, you must measure the rate of progress itself, which is a function of learning velocity.</text:p>
      <text:h text:style-name="P30" text:outline-level="5">The Pre-Traction Dashboard:</text:h>
      <text:list text:style-name="L26">
        <text:list-item>
          <text:p text:style-name="P61"><text:span text:style-name="Strong_20_Emphasis">Define Your 'Input' Metrics:</text:span> Your dashboard will not track outputs. It will track the inputs that lead to learning. Choose 2-3 of the following:</text:p>
          <text:list>
            <text:list-item>
              <text:p text:style-name="P61">Customer Conversations per Week: The number of new, structured customer discovery interviews conducted.</text:p>
            </text:list-item>
            <text:list-item>
              <text:p text:style-name="P61">Hypotheses Tested per Week: The number of distinct assumptions for which you ran a validation experiment.</text:p>
            </text:list-item>
            <text:list-item>
              <text:p text:style-name="P61">Time-to-Learning (in days): The average time from formulating a hypothesis to getting a clear signal from an experiment.</text:p>
            </text:list-item>
          </text:list>
        </text:list-item>
        <text:list-item>
          <text:p text:style-name="P61"><text:span text:style-name="Strong_20_Emphasis">Build a 'Whiteboard Dashboard':</text:span> Do not use software. Use a physical whiteboard in your workspace. Draw a simple chart for your chosen metrics and update it manually at the end of each week. This makes the data visceral and unavoidable.</text:p>
        </text:list-item>
        <text:list-item>
          <text:p text:style-name="P61"><text:span text:style-name="Strong_20_Emphasis">Set Weekly 'Learning Quotas':</text:span> At the start of each week, set a specific target for your input metrics (e.g., "This week we will talk to 5 new customers and test 1 new hypothesis").</text:p>
        </text:list-item>
        <text:list-item>
          <text:p text:style-name="P62"><text:span text:style-name="Strong_20_Emphasis">Tie Metrics to Your Weekly Sync:</text:span> The first item on your weekly meeting agenda is to review the whiteboard. Did you hit your learning quotas? Why or why not? This makes learning velocity the central focus of your operational rhythm.</text:p>
        </text:list-item>
      </text:list>
      <text:p text:style-name="P5">The Principle: Before you can measure the growth of your business, you must first measure the velocity of your learning.</text:p>
      <text:h text:style-name="P34" text:outline-level="4">27. Our weekly syncs are a waste of time; they're just unstructured chats that go nowhere. What is a simple, disciplined meeting agenda we can adopt that forces us to review progress against our learning goals and commit to a single, clear priority for the upcoming week?</text:h>
      <text:p text:style-name="P5">The ASF Solution:</text:p>
      <text:p text:style-name="P5"><text:soft-page-break/>This is not a meeting problem; it is a 'Strategic Cadence' failure. Your weekly sync should be the primary gear in your startup's operational engine, converting learning from the previous week into focused execution for the next. An unstructured meeting is a slipping gear, generating heat and noise but no forward momentum.</text:p>
      <text:h text:style-name="P30" text:outline-level="5">The 'Learn-Focus-Commit' Weekly Sync Agenda:</text:h>
      <text:list text:style-name="L27">
        <text:list-item>
          <text:p text:style-name="P63"><text:span text:style-name="Strong_20_Emphasis">The 'Learning Review' (10 mins):</text:span> Start with the data. Review your Pre-Traction Dashboard. What was the result of last week's primary experiment? What was the single most surprising thing a customer said? The only topic is what you learned.</text:p>
        </text:list-item>
        <text:list-item>
          <text:p text:style-name="P63"><text:span text:style-name="Strong_20_Emphasis">The 'Roadblock' (5 mins):</text:span> Each founder states, in one sentence, the single biggest obstacle preventing them from moving faster. This is not a discussion; it is a declaration.</text:p>
        </text:list-item>
        <text:list-item>
          <text:p text:style-name="P63"><text:span text:style-name="Strong_20_Emphasis">The 'Weekly Goal' Debate (10 mins):</text:span> Based on the learnings and roadblocks, debate and agree on the single most important learning objective for the upcoming week. This must be a question to be answered, not a task to be completed.</text:p>
        </text:list-item>
        <text:list-item>
          <text:p text:style-name="P64"><text:span text:style-name="Strong_20_Emphasis">The 'Commitment' (5 mins):</text:span> Go around the room. Each founder states their specific, individual commitment for the week that directly serves the new weekly goal. These commitments are written down and are the first thing reviewed in the next meeting.</text:p>
        </text:list-item>
      </text:list>
      <text:p text:style-name="P5">The Principle: A disciplined meeting is not about sharing information; it is a system for converting insight into focused, accountable action.</text:p>
      <text:h text:style-name="P34" text:outline-level="4">28. We know we should document our work, but it always feels like an afterthought. How can we build simple documentation habits into our daily workflow—like a one-paragraph summary for every experiment—so that it becomes a natural and valuable part of how we operate?</text:h>
      <text:p text:style-name="P5">The ASF Solution:</text:p>
      <text:p text:style-name="P5">This is not a habit problem; it is a 'Workflow Architecture' problem. You are treating documentation as a separate task that occurs after the real work is done. This is a flawed design. Documentation must be integrated directly into the workflow itself, as a required component for completion.</text:p>
      <text:h text:style-name="P30" text:outline-level="5">The 'Documentation-as-Definition' Protocol:</text:h>
      <text:list text:style-name="L28">
        <text:list-item>
          <text:p text:style-name="P65"><text:span text:style-name="Strong_20_Emphasis">'Definition of Done' Includes Documentation:</text:span> Redefine what it means for a task or experiment to be "done." A task is not complete until its corresponding documentation is written. For an experiment, this means the one-paragraph summary in the 'Experiment Log' is complete. For a new piece of code, it means the comments are written.</text:p>
        </text:list-item>
        <text:list-item>
          <text:p text:style-name="P65"><text:span text:style-name="Strong_20_Emphasis">Use 'Templates as Triggers':</text:span> Create simple, one-page templates for your most common processes (e.g., 'New Experiment Template', 'Customer Interview Notes Template'). The act of starting a new task begins by copying the template. This embeds the documentation structure at the very beginning of the process.</text:p>
        </text:list-item>
        <text:list-item>
          <text:p text:style-name="P65"><text:span text:style-name="Strong_20_Emphasis">Implement 'End-of-Day' Log:</text:span> At the end of each day, each founder must write two bullet points in a shared channel: 1) The most important thing I did today, and 2) The biggest thing I learned today. This takes 60 seconds and builds a daily, searchable log of progress and insight.</text:p>
        </text:list-item>
        <text:list-item>
          <text:p text:style-name="P66"><text:span text:style-name="Strong_20_Emphasis">Link Documentation to Decision-Making:</text:span> Mandate that no major decision can be made in a meeting unless it is supported by a link to the relevant documentation (e.g., the experiment summary, the customer interview notes). This makes documentation the currency of strategic conversation.</text:p>
        </text:list-item>
      </text:list>
      <text:p text:style-name="P5"><text:soft-page-break/>The Principle: Documentation should not be a record of work completed; it must be an integral and non-negotiable component of the work itself.</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30T18:32:24.691964457</meta:creation-date>
    <dc:date>2025-11-30T18:40:22.652420554</dc:date>
    <meta:editing-duration>PT7M59S</meta:editing-duration>
    <meta:editing-cycles>1</meta:editing-cycles>
    <meta:document-statistic meta:table-count="0" meta:image-count="0" meta:object-count="0" meta:page-count="18" meta:paragraph-count="272" meta:word-count="8208" meta:character-count="50811" meta:non-whitespace-character-count="43004"/>
    <meta:generator>LibreOffice/25.2.3.2$Linux_X86_64 LibreOffice_project/520$Build-2</meta:generator>
  </office:meta>
</office:document-meta>
</file>